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1"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text-properties style:font-name="Courier New" fo:font-size="9pt" style:font-size-asian="8pt" style:font-size-complex="8pt"/>
    </style:style>
    <style:style style:name="P3" style:family="paragraph" style:parent-style-name="Standard">
      <style:text-properties style:font-name="Courier New" fo:font-size="9pt" officeooo:paragraph-rsid="0009250c" style:font-size-asian="8pt" style:font-size-complex="8pt"/>
    </style:style>
    <style:style style:name="P4" style:family="paragraph" style:parent-style-name="Standard">
      <style:text-properties style:font-name="Courier New" fo:font-size="9pt" fo:font-style="italic" style:font-size-asian="9pt" style:font-style-asian="italic" style:font-size-complex="9pt" style:font-style-complex="italic"/>
    </style:style>
    <style:style style:name="P5" style:family="paragraph" style:parent-style-name="Standard">
      <style:text-properties fo:color="#000000" style:font-name="Courier New1" fo:font-size="9pt" fo:font-weight="normal" style:font-name-asian="Menlo-Regular1" style:font-size-asian="9pt" style:font-weight-asian="normal" style:font-name-complex="Menlo-Regular1" style:font-size-complex="9pt" style:font-weight-complex="normal"/>
    </style:style>
    <style:style style:name="P6" style:family="paragraph" style:parent-style-name="Standard">
      <style:text-properties officeooo:paragraph-rsid="0009250c"/>
    </style:style>
    <style:style style:name="P7" style:family="paragraph" style:parent-style-name="Standard">
      <style:text-properties officeooo:rsid="0009250c" officeooo:paragraph-rsid="0009250c"/>
    </style:style>
    <style:style style:name="P8"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09250c" officeooo:paragraph-rsid="0009250c"/>
    </style:style>
    <style:style style:name="P9" style:family="paragraph" style:parent-style-name="Standard">
      <style:paragraph-properties fo:padding="0.0291in" fo:border-left="none" fo:border-right="none" fo:border-top="none" fo:border-bottom="0.06pt solid #000000" style:join-border="false"/>
    </style:style>
    <style:style style:name="P10" style:family="paragraph" style:parent-style-name="Standard">
      <style:text-properties officeooo:rsid="0009250c" officeooo:paragraph-rsid="0009250c"/>
    </style:style>
    <style:style style:name="P11" style:family="paragraph" style:parent-style-name="Standard">
      <style:text-properties officeooo:paragraph-rsid="000dba50"/>
    </style:style>
    <style:style style:name="P12" style:family="paragraph" style:parent-style-name="Standard">
      <style:text-properties style:font-name="Courier New1" fo:font-size="9pt" officeooo:paragraph-rsid="000dba50" style:font-size-asian="9pt" style:font-size-complex="9pt"/>
    </style:style>
    <style:style style:name="P13" style:family="paragraph" style:parent-style-name="Standard">
      <style:text-properties style:font-name="Courier New1" fo:font-size="9pt" officeooo:paragraph-rsid="0009250c" style:font-size-asian="9pt" style:font-size-complex="9pt"/>
    </style:style>
    <style:style style:name="P14" style:family="paragraph" style:parent-style-name="Standard">
      <style:text-properties style:font-name="Courier New1" fo:font-size="9pt" officeooo:rsid="0009250c" officeooo:paragraph-rsid="0009250c" style:font-size-asian="9pt" style:font-size-complex="9pt"/>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New1" fo:font-size="9pt" style:font-size-asian="9pt" style:font-size-complex="9pt"/>
    </style:style>
    <style:style style:name="P16" style:family="paragraph" style:parent-style-name="Standard">
      <style:text-properties officeooo:rsid="000dba50" officeooo:paragraph-rsid="000dba50"/>
    </style:style>
    <style:style style:name="P17" style:family="paragraph" style:parent-style-name="Standard">
      <style:paragraph-properties fo:text-align="center" style:justify-single-word="false"/>
      <style:text-properties officeooo:rsid="000dba50" officeooo:paragraph-rsid="000dba50"/>
    </style:style>
    <style:style style:name="P18" style:family="paragraph" style:parent-style-name="Standard">
      <style:text-properties officeooo:rsid="000f92b9" officeooo:paragraph-rsid="000f92b9"/>
    </style:style>
    <style:style style:name="P19" style:family="paragraph" style:parent-style-name="Standard">
      <style:text-properties fo:font-size="10.5pt" officeooo:rsid="000f92b9" officeooo:paragraph-rsid="000f92b9" style:font-size-asian="10.5pt" style:font-size-complex="10.5pt"/>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officeooo:paragraph-rsid="000f92b9" style:font-size-asian="12pt" style:font-size-complex="12pt"/>
    </style:style>
    <style:style style:name="P21" style:family="paragraph" style:parent-style-name="Standard">
      <style:text-properties style:font-name="Times New Roman" fo:font-size="12pt" officeooo:rsid="000ac46c" style:font-size-asian="12pt" style:font-size-complex="12pt"/>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0dba50"/>
    </style:style>
    <style:style style:name="T1" style:family="text">
      <style:text-properties style:font-name="Courier New" fo:font-size="9pt" style:font-size-asian="9pt" style:font-size-complex="9pt"/>
    </style:style>
    <style:style style:name="T2" style:family="text">
      <style:text-properties style:font-name="Courier New" fo:font-size="9pt" style:font-size-asian="8pt" style:font-size-complex="8pt"/>
    </style:style>
    <style:style style:name="T3" style:family="text">
      <style:text-properties fo:font-weight="bold" officeooo:rsid="0009250c"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1" fo:font-size="9pt" style:font-size-asian="9pt" style:font-size-complex="9pt"/>
    </style:style>
    <style:style style:name="T6" style:family="text">
      <style:text-properties officeooo:rsid="0009250c"/>
    </style:style>
    <style:style style:name="T7" style:family="text">
      <style:text-properties officeooo:rsid="000d80b5"/>
    </style:style>
    <style:style style:name="T8" style:family="text">
      <style:text-properties officeooo:rsid="000dba50"/>
    </style:style>
    <style:style style:name="T9" style:family="text">
      <style:text-properties officeooo:rsid="000f92b9"/>
    </style:style>
    <style:style style:name="T10" style:family="text">
      <style:text-properties fo:color="#000000"/>
    </style:style>
    <style:style style:name="T11" style:family="text">
      <style:text-properties fo:color="#000000" officeooo:rsid="000f92b9"/>
    </style:style>
    <style:style style:name="T12" style:family="text">
      <style:text-properties fo:color="#000000" officeooo:rsid="00107d9b"/>
    </style:style>
    <style:style style:name="T13" style:family="text">
      <style:text-properties officeooo:rsid="00107d9b"/>
    </style:style>
    <style:style style:name="T14" style:family="text">
      <style:text-properties officeooo:rsid="0010e6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9">THE UNIVERSITY </text:span>FIREWALL<text:span text:style-name="T9">S</text:span></text:h>
      <text:p text:style-name="P7"/>
      <text:p text:style-name="P11"><text:span text:style-name="T8">You will remember that we needed to add the port used by our Tornado server to the firewall that Azure creates for our Ubuntu Virtual Machine (and similarly if we run sshd on a second port).</text:span></text:p>
      <text:p text:style-name="P11"><text:span text:style-name="T8">e.g. from the Workshop</text:span></text:p>
      <text:p text:style-name="P16"/>
      <text:p text:style-name="P12"><text:span text:style-name="T7">...add</text:span> the port numbers <text:span text:style-name="T7">you use</text:span> to the inbound security rules in Azure:</text:p>
      <text:p text:style-name="P13">Azure: Resource groups:</text:p>
      <text:p text:style-name="P13"><text:s text:c="3"/>My-Resource-Group</text:p>
      <text:p text:style-name="P13"><text:s text:c="6"/>Icon that looks like a shield</text:p>
      <text:p text:style-name="P13"><text:s text:c="9"/>Inbound security rules</text:p>
      <text:p text:style-name="P13"><text:s text:c="12"/>+ Add</text:p>
      <text:p text:style-name="P13"><text:s text:c="15"/>Name: MyTestServer</text:p>
      <text:p text:style-name="P14"><text:s text:c="15"/>Destination port range: 43210</text:p>
      <text:p text:style-name="P7"/>
      <text:p text:style-name="P16">You may have noticed that some of the computer labs at the University also have their own firewall, and this is not something we can adjust ourselves (it required a request to ICT). We do however know that port 80 is open (this is the default port for http traffic, and so is generally open). In order to use this port (instead of 43210) for our Tornado server <text:span text:style-name="T13">one way is as follows (do not do this!)</text:span>:</text:p>
      <text:p text:style-name="P16"/>
      <text:p text:style-name="P16">1) Open up port 80 on the Azure firewall (i.e. as above, but with 80 instead of 43210)</text:p>
      <text:p text:style-name="P16"/>
      <text:p text:style-name="P16">2) Change our python script to use port 80</text:p>
      <text:p text:style-name="P16"/>
      <text:p text:style-name="P11"><text:span text:style-name="T8">3) Run our python script with root privileges (since any port &lt;1024 needs admin rights to use)</text:span></text:p>
      <text:p text:style-name="P17">**THIS STEP IS HIGHLY PROBLEMATIC, SO I DO NOT SUGGEST YOU <text:span text:style-name="T9">USE</text:span> THIS <text:span text:style-name="T9">METHOD</text:span>!**</text:p>
      <text:p text:style-name="P16"/>
      <text:p text:style-name="P16">Running your own programs with root privileges is generally a bad idea, you can wipe your entire Virtual Machine with a single mistyped command, so it's best reserved for systems administration tasks.</text:p>
      <text:p text:style-name="P16"/>
      <text:p text:style-name="P16">So, how then do we make our Tornado traffic go to port 80 without running <text:span text:style-name="T13">our python script </text:span>as root?</text:p>
      <text:p text:style-name="P16"/>
      <text:p text:style-name="P16">The standard method is to adjust the Virtual Machine<text:span text:style-name="T14">'</text:span>s <text:span text:style-name="T9">own firewall</text:span> table <text:span text:style-name="T9">to redirect as follows:</text:span> </text:p>
      <text:p text:style-name="P15"><text:span text:style-name="T12">$ </text:span><text:span text:style-name="T10">sudo iptables -A INPUT -i eth0 -p tcp --dport 80 -j ACCEPT</text:span></text:p>
      <text:p text:style-name="P15"><text:span text:style-name="T12">$ </text:span><text:span text:style-name="T10">sudo iptables -A INPUT -i eth0 -p tcp --dport 43210 -j ACCEPT</text:span></text:p>
      <text:p text:style-name="P15"><text:span text:style-name="T12">$ </text:span><text:span text:style-name="T10">sudo iptables -A PREROUTING -t nat -i eth0 -p tcp --dport 80 -j REDIRECT --to-port 43210</text:span></text:p>
      <text:p text:style-name="P20"><text:span text:style-name="T12">(n</text:span><text:span text:style-name="T11">ote, these changes are temporary and will </text:span><text:span text:style-name="T12">be lost</text:span><text:span text:style-name="T11"> if you reboot your machine</text:span><text:span text:style-name="T12">)</text:span><text:span text:style-name="T11">.</text:span></text:p>
      <text:p text:style-name="Standard"/>
      <text:p text:style-name="P18">This will effectively link ports 80 and 43210 together, meaning you can run your Torn<text:span text:style-name="T13">a</text:span>do server on <text:span text:style-name="T14">port</text:span> 43210 (so <text:span text:style-name="T14">keeping</text:span> your port number <text:span text:style-name="T14">and</text:span> without requiring root privileges <text:span text:style-name="T14">to run)</text:span>, and access it <text:span text:style-name="T13">on</text:span> either.</text:p>
      <text:p text:style-name="P18"/>
      <text:p text:style-name="P18">You will likely find you can access your server on either port at home, but only <text:span text:style-name="T13">on </text:span>port 80 in the Labs. Also, since port 80 is the default for http you can actually miss off (“:80”) when you provide the url to your browser as it will be assumed anyway.<text:note text:id="ftn0" text:note-class="footnote"><text:note-citation>1</text:note-citation><text:note-body><text:p text:style-name="P19"><text:s text:c="2"/>Note, I have used this method on the <text:span text:style-name="T13">test</text:span> service for your assignment, so you can access it <text:span text:style-name="T13">in the labs </text:span>via port 80.</text:p></text:note-body></text:note></text:p>
      <text:p text:style-name="Standard"/>
      <text:p text:style-name="Standard"/>
      <text:p text:style-name="Standard"/>
      <text:p text:style-name="Standard"/>
      <text:p text:style-name="Standard"/>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1" svg:font-family="Menlo-Regular"/>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6472in" fo:margin-right="0.556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ncan Rowland</meta:initial-creator>
    <meta:creation-date>2015-03-04T09:57:23</meta:creation-date>
    <dc:date>2016-02-24T08:32:56.378468000</dc:date>
    <meta:editing-duration>P5DT55M14S</meta:editing-duration>
    <meta:editing-cycles>22</meta:editing-cycles>
    <meta:generator>LibreOffice/4.4.2.2$MacOSX_X86_64 LibreOffice_project/c4c7d32d0d49397cad38d62472b0bc8acff48dd6</meta:generator>
    <meta:printed-by>Duncan Rowland</meta:printed-by>
    <meta:print-date>2015-03-09T09:06:03</meta:print-date>
    <meta:document-statistic meta:table-count="0" meta:image-count="0" meta:object-count="0" meta:page-count="1" meta:paragraph-count="26" meta:word-count="452" meta:character-count="2483" meta:non-whitespace-character-count="1998"/>
  </office:meta>
</office:document-meta>
</file>